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Preformatted_20_Text">
      <style:paragraph-properties fo:margin-top="0cm" fo:margin-bottom="0.499cm"/>
    </style:style>
    <style:style style:name="P11" style:family="paragraph" style:parent-style-name="Preformatted_20_Text" style:list-style-name="L4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atürlich! Hier ist das Infoblatt speziell fokussiert auf die Verwendung von <text:span text:style-name="Source_20_Text">tk.Frame</text:span> mit fester Größe und <text:span text:style-name="Strong_20_Emphasis">platzieren per </text:span><text:span text:style-name="Strong_20_Emphasis"><text:span text:style-name="Source_20_Text">place()</text:span></text:span>, also ohne <text:span text:style-name="Source_20_Text">grid()</text:span> oder <text:span text:style-name="Source_20_Text">pack()</text:span>:</text:p>
      <text:p text:style-name="Horizontal_20_Line"/>
      <text:h text:style-name="Heading_20_1" text:outline-level="1">Infoblatt: Tkinter <text:span text:style-name="Source_20_Text">Frame</text:span> mit fester Größe und <text:span text:style-name="Source_20_Text">place()</text:span> – Grundlagen und Beispiel</text:h>
      <text:h text:style-name="Heading_20_2" text:outline-level="2">Was ist ein <text:span text:style-name="Source_20_Text">Frame</text:span>?</text:h>
      <text:list xml:id="list4943144773960480417" text:style-name="L1">
        <text:list-item>
          <text:p text:style-name="P1">Ein <text:span text:style-name="Strong_20_Emphasis"><text:span text:style-name="Source_20_Text">Frame</text:span></text:span> ist ein Container-Widget, das als „leerer Behälter“ andere Widgets gruppiert.</text:p>
        </text:list-item>
        <text:list-item>
          <text:p text:style-name="P1">Es hilft, das GUI in Bereiche aufzuteilen, die optisch und funktional voneinander getrennt sind.</text:p>
        </text:list-item>
        <text:list-item>
          <text:p text:style-name="P1">Frames können Hintergrundfarbe, Rahmen und Größe bekommen.</text:p>
        </text:list-item>
      </text:list>
      <text:p text:style-name="Horizontal_20_Line"/>
      <text:h text:style-name="Heading_20_2" text:outline-level="2">Warum Frames mit fester Größe und <text:span text:style-name="Source_20_Text">place()</text:span>?</text:h>
      <text:list xml:id="list4188587869622905343" text:style-name="L2">
        <text:list-item>
          <text:p text:style-name="P2"><text:span text:style-name="Strong_20_Emphasis">Feste Kontrolle:</text:span> Du bestimmst exakt Position und Größe in Pixeln.</text:p>
        </text:list-item>
        <text:list-item>
          <text:p text:style-name="P2"><text:span text:style-name="Strong_20_Emphasis">Kein automatisches Verändern:</text:span> Frame verändert seine Größe nicht automatisch, auch wenn Fenster größer oder kleiner wird.</text:p>
        </text:list-item>
        <text:list-item>
          <text:p text:style-name="P2"><text:span text:style-name="Strong_20_Emphasis">Absolute Positionierung:</text:span> Ideal, wenn du z.B. bestimmte Bereiche pixelgenau gestalten möchtest (z.B. Oberflächen mit farbigen Zonen).</text:p>
        </text:list-item>
      </text:list>
      <text:p text:style-name="Horizontal_20_Line"/>
      <text:h text:style-name="Heading_20_2" text:outline-level="2">Frame mit fester Größe erstellen</text:h>
      <text:p text:style-name="P10"><text:span text:style-name="Source_20_Text">frame = tk.Frame(root, bg="lightblue", width=300, height=200)</text:span></text:p>
      <text:list xml:id="list3098687660500093368" text:style-name="L3">
        <text:list-item>
          <text:p text:style-name="P3"><text:span text:style-name="Source_20_Text">bg</text:span> = Hintergrundfarbe (hier hellblau).</text:p>
        </text:list-item>
        <text:list-item>
          <text:p text:style-name="P3"><text:span text:style-name="Source_20_Text">width</text:span> und <text:span text:style-name="Source_20_Text">height</text:span> = Größe in Pixeln (Breite 300, Höhe 200).</text:p>
        </text:list-item>
        <text:list-item>
          <text:p text:style-name="P3"><text:span text:style-name="Strong_20_Emphasis">Wichtig:</text:span> <text:span text:style-name="Source_20_Text">width</text:span> und <text:span text:style-name="Source_20_Text">height</text:span> definieren nur die geplante Größe, Frame wird aber erst mit Layoutmanager sichtbar und positioniert.</text:p>
        </text:list-item>
      </text:list>
      <text:p text:style-name="Horizontal_20_Line"/>
      <text:h text:style-name="Heading_20_2" text:outline-level="2">Frame positionieren mit <text:span text:style-name="Source_20_Text">place()</text:span></text:h>
      <text:p text:style-name="P10"><text:span text:style-name="Source_20_Text">frame.place(x=50, y=50)</text:span></text:p>
      <text:list xml:id="list8681092722486805297" text:style-name="L4">
        <text:list-item>
          <text:p text:style-name="P4"><text:span text:style-name="Source_20_Text">x</text:span> und <text:span text:style-name="Source_20_Text">y</text:span> geben die <text:span text:style-name="Strong_20_Emphasis">pixelgenaue Position</text:span> des Frames innerhalb des Elternfensters an (links oben = 0,0).</text:p>
        </text:list-item>
        <text:list-item>
          <text:p text:style-name="P4">Du kannst auch Breite und Höhe hier mitgeben, um sicherzustellen, dass Größe stimmt:</text:p>
          <text:p text:style-name="P11"><text:span text:style-name="Source_20_Text">frame.place(x=50, y=50, width=300, height=200)</text:span></text:p>
        </text:list-item>
        <text:list-item>
          <text:p text:style-name="P4"><text:soft-page-break/><text:span text:style-name="Source_20_Text">place()</text:span> ist der einzige Layoutmanager, der absolute Positionierung erlaubt.</text:p>
        </text:list-item>
      </text:list>
      <text:p text:style-name="Horizontal_20_Line"/>
      <text:h text:style-name="Heading_20_2" text:outline-level="2">Vorteile von <text:span text:style-name="Source_20_Text">place()</text:span> bei Frames mit fester Größe</text:h>
      <text:list xml:id="list2491174042734707671" text:style-name="L5">
        <text:list-item>
          <text:p text:style-name="P5">Du kannst mehrere Frames oder Widgets <text:span text:style-name="Strong_20_Emphasis">pixelgenau nebeneinander oder übereinander platzieren</text:span>.</text:p>
        </text:list-item>
        <text:list-item>
          <text:p text:style-name="P5">Ideal, wenn das Design sehr spezifisch ist (z.B. Bereiche für Buttons, Anzeigen, Canvas).</text:p>
        </text:list-item>
        <text:list-item>
          <text:p text:style-name="P5">Kein „Automatik-Wachstum“ oder -Verschiebung, wie bei <text:span text:style-name="Source_20_Text">pack()</text:span> oder <text:span text:style-name="Source_20_Text">grid()</text:span>.</text:p>
        </text:list-item>
        <text:list-item>
          <text:p text:style-name="P5">Du kannst überlappende Widgets realisieren (z.B. ComboBox über einem Canvas-Rechteck).</text:p>
        </text:list-item>
      </text:list>
      <text:p text:style-name="Horizontal_20_Line"/>
      <text:h text:style-name="Heading_20_2" text:outline-level="2">Nachteile von <text:span text:style-name="Source_20_Text">place()</text:span></text:h>
      <text:list xml:id="list1060318568957240412" text:style-name="L6">
        <text:list-item>
          <text:p text:style-name="P6"><text:span text:style-name="Strong_20_Emphasis">Kein automatisches Anpassen an Fenstergröße</text:span>: Wenn das Fenster größer oder kleiner wird, bleibt alles starr an der definierten Position.</text:p>
        </text:list-item>
        <text:list-item>
          <text:p text:style-name="P6">Bei dynamischen Fenstergrößen oder Auflösungen muss man viel manuell nachjustieren.</text:p>
        </text:list-item>
        <text:list-item>
          <text:p text:style-name="P6">Eher weniger flexibel für responsive Designs.</text:p>
        </text:list-item>
      </text:list>
      <text:p text:style-name="Horizontal_20_Line"/>
      <text:h text:style-name="Heading_20_2" text:outline-level="2">Beispiel: Frame mit fester Größe und Position</text:h>
      <text:p text:style-name="Preformatted_20_Text"><text:span text:style-name="Source_20_Text">import tkinter as tk</text:span></text:p>
      <text:p text:style-name="Preformatted_20_Text"/>
      <text:p text:style-name="Preformatted_20_Text"><text:span text:style-name="Source_20_Text">root = tk.Tk()</text:span></text:p>
      <text:p text:style-name="Preformatted_20_Text"><text:span text:style-name="Source_20_Text">root.geometry("600x400")</text:span></text:p>
      <text:p text:style-name="Preformatted_20_Text"><text:span text:style-name="Source_20_Text">root.title("Frame mit place() Beispiel")</text:span></text:p>
      <text:p text:style-name="Preformatted_20_Text"/>
      <text:p text:style-name="Preformatted_20_Text"><text:span text:style-name="Source_20_Text"># Frame mit fester Größe und Position</text:span></text:p>
      <text:p text:style-name="Preformatted_20_Text"><text:span text:style-name="Source_20_Text">frame = tk.Frame(root, bg="lightblue", width=300, height=200)</text:span></text:p>
      <text:p text:style-name="Preformatted_20_Text"><text:span text:style-name="Source_20_Text">frame.place(x=50, y=50)</text:span></text:p>
      <text:p text:style-name="Preformatted_20_Text"/>
      <text:p text:style-name="Preformatted_20_Text"><text:span text:style-name="Source_20_Text"># Button im Frame, relativ innerhalb des Frames positioniert</text:span></text:p>
      <text:p text:style-name="Preformatted_20_Text"><text:span text:style-name="Source_20_Text">button = tk.Button(frame, text="Klick mich")</text:span></text:p>
      <text:p text:style-name="Preformatted_20_Text"><text:span text:style-name="Source_20_Text">button.place(relx=0.5, rely=0.5, anchor="center") <text:s/># mittig im Frame</text:span></text:p>
      <text:p text:style-name="Preformatted_20_Text"/>
      <text:p text:style-name="P10"><text:span text:style-name="Source_20_Text">root.mainloop()</text:span></text:p>
      <text:p text:style-name="Horizontal_20_Line"/>
      <text:h text:style-name="Heading_20_2" text:outline-level="2">Erklärungen zum Beispiel</text:h>
      <text:list xml:id="list7337393899360841776" text:style-name="L7">
        <text:list-item>
          <text:p text:style-name="P7"><text:span text:style-name="Source_20_Text">frame.place(x=50, y=50)</text:span><text:line-break/>Der Frame steht 50 Pixel vom linken und 50 Pixel vom oberen Rand des Fensters entfernt.</text:p>
        </text:list-item>
        <text:list-item>
          <text:p text:style-name="P7"><text:span text:style-name="Source_20_Text">width=300</text:span>, <text:span text:style-name="Source_20_Text">height=200</text:span><text:line-break/>Der Frame hat feste Größe.</text:p>
        </text:list-item>
        <text:list-item>
          <text:p text:style-name="P7"><text:soft-page-break/><text:span text:style-name="Source_20_Text">button.place(relx=0.5, rely=0.5, anchor="center")</text:span><text:line-break/>Platziert den Button genau mittig <text:span text:style-name="Strong_20_Emphasis">innerhalb des Frames</text:span> (relativ, nicht absolut).</text:p>
        </text:list-item>
      </text:list>
      <text:p text:style-name="Horizontal_20_Line"/>
      <text:h text:style-name="Heading_20_2" text:outline-level="2">Wichtige Hinweise zur Nutzung</text:h>
      <text:list xml:id="list9014346654804936435" text:style-name="L8">
        <text:list-item>
          <text:p text:style-name="P8">Für festgelegte GUI-Bereiche, bei denen Pixelgenauigkeit wichtig ist, ist <text:span text:style-name="Source_20_Text">place()</text:span> ideal.</text:p>
        </text:list-item>
        <text:list-item>
          <text:p text:style-name="P8">Wenn du viele Widgets hast, die flexibel mit der Fenstergröße wachsen oder schrumpfen sollen, ist <text:span text:style-name="Source_20_Text">place()</text:span> weniger geeignet.</text:p>
        </text:list-item>
        <text:list-item>
          <text:p text:style-name="P8">In Kombination mit Frames kannst du so übersichtlich farbige Bereiche schaffen, die genau da sind, wo du willst.</text:p>
        </text:list-item>
        <text:list-item>
          <text:p text:style-name="P8">Innerhalb eines Frames kannst du dann auch <text:span text:style-name="Source_20_Text">place()</text:span> oder andere Layoutmanager (<text:span text:style-name="Source_20_Text">pack()</text:span>, <text:span text:style-name="Source_20_Text">grid()</text:span>) verwenden, um Widgets zu platzieren.</text:p>
        </text:list-item>
      </text:list>
      <text:p text:style-name="Horizontal_20_Line"/>
      <text:h text:style-name="Heading_20_2" text:outline-level="2">Fazit</text:h>
      <text:list xml:id="list32106885501135389" text:style-name="L9">
        <text:list-item>
          <text:p text:style-name="P9">Frames mit <text:span text:style-name="Source_20_Text">place()</text:span> sind super für pixelgenaue Gestaltung.</text:p>
        </text:list-item>
        <text:list-item>
          <text:p text:style-name="P9">Du hast volle Kontrolle über Position und Größe.</text:p>
        </text:list-item>
        <text:list-item>
          <text:p text:style-name="P9">Perfekt für GUI-Abschnitte, die sich nicht verändern sollen.</text:p>
        </text:list-item>
        <text:list-item>
          <text:p text:style-name="P9">Du kannst auch Widgets <text:span text:style-name="Strong_20_Emphasis">relativ</text:span> innerhalb des Frames positionieren (mit <text:span text:style-name="Source_20_Text">relx</text:span>, <text:span text:style-name="Source_20_Text">rely</text:span>).</text:p>
        </text:list-item>
        <text:list-item>
          <text:p text:style-name="P9">Für dein Programm mit vielen Widgets und farblich abgegrenzten Bereichen kannst du so deine Oberfläche modular und genau gestalten.</text:p>
        </text:list-item>
      </text:list>
      <text:p text:style-name="Horizontal_20_Line"/>
      <text:p text:style-name="Text_20_body">Möchtest du noch ein PDF daraus? Oder weitere Beispiele für <text:span text:style-name="Source_20_Text">place()</text:span> mit verschiedenen Widgets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11$Win32 OpenOffice.org_project/4111m1$Build-9808</meta:generator>
    <dc:date>2025-05-15T16:05:46.44</dc:date>
    <meta:document-statistic meta:table-count="0" meta:image-count="0" meta:object-count="0" meta:page-count="3" meta:paragraph-count="58" meta:word-count="574" meta:character-count="3960"/>
    <meta:user-defined meta:name="Info 1"/>
    <meta:user-defined meta:name="Info 2"/>
    <meta:user-defined meta:name="Info 3"/>
    <meta:user-defined meta:name="Info 4"/>
  </office:meta>
</office:document-meta>
</file>